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d77f7" officeooo:paragraph-rsid="000d77f7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d77f7" officeooo:paragraph-rsid="000d77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rom: <text:a xlink:type="simple" xlink:href="https://corporatefinanceinstitute.com/resources/accounting/financial-ratios/" text:style-name="Internet_20_link" text:visited-style-name="Visited_20_Internet_20_Link">https://corporatefinanceinstitute.com/resources/accounting/financial-ratios/</text:a></text:h>
      <text:p text:style-name="P3"/>
      <text:h text:style-name="Heading_20_3" text:outline-level="3"><text:bookmark text:name="liquidity-ratios"/>Liquidity Ratios</text:h>
      <text:p text:style-name="Text_20_body">Liquidity ratios are financial ratios that measure a company’s ability to repay both short- and long-term obligations. Common liquidity ratios include the following:</text:p>
      <text:p text:style-name="Text_20_body">The <text:a xlink:type="simple" xlink:href="https://corporatefinanceinstitute.com/resources/accounting/current-ratio-formula/" text:style-name="Internet_20_link" text:visited-style-name="Visited_20_Internet_20_Link">current ratio</text:a> measures a company’s ability to pay off short-term liabilities with current assets:</text:p>
      <text:p text:style-name="P2"><text:span text:style-name="Strong_20_Emphasis">Current ratio = Current assets / Current liabilities</text:span></text:p>
      <text:p text:style-name="Text_20_body">The <text:a xlink:type="simple" xlink:href="https://corporatefinanceinstitute.com/resources/accounting/acid-test-ratio/" text:style-name="Internet_20_link" text:visited-style-name="Visited_20_Internet_20_Link">acid-test ratio</text:a> measures a company’s ability to pay off short-term liabilities with quick assets:</text:p>
      <text:p text:style-name="P2"><text:span text:style-name="Strong_20_Emphasis">Acid-test ratio = Current assets – Inventories / Current liabilities</text:span></text:p>
      <text:p text:style-name="Text_20_body">The <text:a xlink:type="simple" xlink:href="https://corporatefinanceinstitute.com/resources/accounting/cash-ratio-formula/" text:style-name="Internet_20_link" text:visited-style-name="Visited_20_Internet_20_Link">cash ratio</text:a> measures a company’s ability to pay off short-term liabilities with cash and cash equivalents:</text:p>
      <text:p text:style-name="P2"><text:span text:style-name="Strong_20_Emphasis">Cash ratio = Cash and Cash equivalents / Current Liabilities</text:span></text:p>
      <text:p text:style-name="Text_20_body">The <text:a xlink:type="simple" xlink:href="https://corporatefinanceinstitute.com/resources/accounting/operating-cash-flow-ratio/" text:style-name="Internet_20_link" text:visited-style-name="Visited_20_Internet_20_Link">operating cash flow ratio</text:a> is a measure of the number of times a company can pay off current liabilities with the cash generated in a given period:</text:p>
      <text:p text:style-name="P2"><text:span text:style-name="Strong_20_Emphasis">Operating cash flow ratio = Operating cash flow / Current liabilities</text:span></text:p>
      <text:h text:style-name="Heading_20_3" text:outline-level="3"><text:span text:style-name="Strong_20_Emphasis"><text:line-break/></text:span>Leverage Financial Ratios</text:h>
      <text:p text:style-name="Text_20_body"><text:a xlink:type="simple" xlink:href="https://corporatefinanceinstitute.com/resources/accounting/leverage-ratios/" text:style-name="Internet_20_link" text:visited-style-name="Visited_20_Internet_20_Link">Leverage ratios</text:a> measure the amount of capital that comes from debt. In other words, leverage financial ratios are used to evaluate a company’s debt levels. Common leverage ratios include the following:</text:p>
      <text:p text:style-name="Text_20_body">The <text:a xlink:type="simple" xlink:href="https://corporatefinanceinstitute.com/resources/commercial-lending/debt-to-asset-ratio/" text:style-name="Internet_20_link" text:visited-style-name="Visited_20_Internet_20_Link">debt ratio</text:a> measures the relative amount of a company’s assets that are provided from debt:</text:p>
      <text:p text:style-name="P2"><text:span text:style-name="Strong_20_Emphasis">Debt ratio = Total liabilities / Total assets</text:span></text:p>
      <text:p text:style-name="Text_20_body">The <text:a xlink:type="simple" xlink:href="https://corporatefinanceinstitute.com/resources/commercial-lending/debt-to-equity-ratio-formula" text:style-name="Internet_20_link" text:visited-style-name="Visited_20_Internet_20_Link">debt to equity ratio</text:a> calculates the weight of total debt and financial liabilities against shareholders’ equity:</text:p>
      <text:p text:style-name="P2"><text:span text:style-name="Strong_20_Emphasis">Debt to equity ratio = Total liabilities / Shareholder’s equity</text:span></text:p>
      <text:p text:style-name="Text_20_body">The <text:a xlink:type="simple" xlink:href="https://corporatefinanceinstitute.com/resources/commercial-lending/interest-coverage-ratio/" text:style-name="Internet_20_link" text:visited-style-name="Visited_20_Internet_20_Link">interest coverage ratio</text:a> shows how easily a company can pay its interest expenses:</text:p>
      <text:p text:style-name="P2"><text:span text:style-name="Strong_20_Emphasis">Interest coverage ratio = Operating income / Interest expenses</text:span></text:p>
      <text:p text:style-name="Text_20_body"><text:span text:style-name="Strong_20_Emphasis"> </text:span></text:p>
      <text:p text:style-name="Text_20_body">The debt service coverage ratio reveals how easily a company can pay its debt obligations:</text:p>
      <text:p text:style-name="P2"><text:span text:style-name="Strong_20_Emphasis">Debt service coverage ratio = Operating income / Total debt service</text:span></text:p>
      <text:p text:style-name="Text_20_body"><text:span text:style-name="Strong_20_Emphasis"> </text:span></text:p>
      <text:h text:style-name="Heading_20_3" text:outline-level="3"><text:bookmark text:name="efficiency-ratios"/><text:soft-page-break/>Efficiency Ratios</text:h>
      <text:p text:style-name="Text_20_body">Efficiency ratios, also known as activity financial ratios, are used to measure how well a company is utilizing its assets and resources. Common efficiency ratios include:</text:p>
      <text:p text:style-name="Text_20_body">The <text:a xlink:type="simple" xlink:href="https://corporatefinanceinstitute.com/resources/accounting/asset-turnover-ratio/" text:style-name="Internet_20_link" text:visited-style-name="Visited_20_Internet_20_Link">asset turnover ratio</text:a> measures a company’s ability to generate sales from assets:</text:p>
      <text:p text:style-name="P2"><text:span text:style-name="Strong_20_Emphasis">Asset turnover ratio = Net sales / Average total assets</text:span></text:p>
      <text:p text:style-name="Text_20_body">The <text:a xlink:type="simple" xlink:href="https://corporatefinanceinstitute.com/resources/accounting/inventory-turnover/" text:style-name="Internet_20_link" text:visited-style-name="Visited_20_Internet_20_Link">inventory turnover ratio</text:a> measures how many times a company’s inventory is sold and replaced over a given period:</text:p>
      <text:p text:style-name="P2"><text:span text:style-name="Strong_20_Emphasis">Inventory turnover ratio = Cost of goods sold / Average inventory</text:span></text:p>
      <text:p text:style-name="Text_20_body">The accounts receivable turnover ratio measures how many times a company can turn receivables into cash over a given period:</text:p>
      <text:p text:style-name="P2"><text:span text:style-name="Strong_20_Emphasis">Receivables turnover ratio = Net credit sales / Average accounts receivable</text:span></text:p>
      <text:p text:style-name="Text_20_body">The <text:a xlink:type="simple" xlink:href="https://corporatefinanceinstitute.com/resources/financial-modeling/days-sales-in-inventory/" text:style-name="Internet_20_link" text:visited-style-name="Visited_20_Internet_20_Link">days sales in inventory ratio</text:a> measures the average number of days that a company holds on to inventory before selling it to customers:</text:p>
      <text:p text:style-name="P2"><text:span text:style-name="Strong_20_Emphasis">Days sales in inventory ratio = 365 days / Inventory turnover ratio</text:span></text:p>
      <text:h text:style-name="Heading_20_3" text:outline-level="3"><text:bookmark text:name="profitability-ratios"/>Profitability Ratios</text:h>
      <text:p text:style-name="Text_20_body"><text:a xlink:type="simple" xlink:href="https://corporatefinanceinstitute.com/resources/accounting/profitability-ratios/" text:style-name="Internet_20_link" text:visited-style-name="Visited_20_Internet_20_Link">Profitability ratios</text:a> measure a company’s ability to generate income relative to revenue, balance sheet assets, operating costs, and equity. Common profitability financial ratios include the following:</text:p>
      <text:p text:style-name="Text_20_body">The <text:a xlink:type="simple" xlink:href="https://corporatefinanceinstitute.com/resources/accounting/gross-margin-ratio/" text:style-name="Internet_20_link" text:visited-style-name="Visited_20_Internet_20_Link">gross margin ratio</text:a> compares the gross profit of a company to its net sales to show how much profit a company makes after paying its cost of goods sold:</text:p>
      <text:p text:style-name="P2"><text:span text:style-name="Strong_20_Emphasis">Gross margin ratio = Gross profit / Net sales</text:span></text:p>
      <text:p text:style-name="Text_20_body">The <text:a xlink:type="simple" xlink:href="https://corporatefinanceinstitute.com/resources/accounting/operating-profit-margin/" text:style-name="Internet_20_link" text:visited-style-name="Visited_20_Internet_20_Link">operating margin ratio</text:a>, sometimes known as the return on sales ratio, compares the operating income of a company to its net sales to determine operating efficiency:</text:p>
      <text:p text:style-name="P2"><text:span text:style-name="Strong_20_Emphasis">Operating margin ratio = Operating income / Net sales</text:span></text:p>
      <text:p text:style-name="Text_20_body">The <text:a xlink:type="simple" xlink:href="https://corporatefinanceinstitute.com/resources/accounting/return-on-assets-roa-formula/" text:style-name="Internet_20_link" text:visited-style-name="Visited_20_Internet_20_Link">return on assets ratio</text:a> measures how efficiently a company is using its assets to generate profit:</text:p>
      <text:p text:style-name="P2"><text:span text:style-name="Strong_20_Emphasis">Return on assets ratio = Net income / Total assets</text:span></text:p>
      <text:p text:style-name="Text_20_body"><text:span text:style-name="Strong_20_Emphasis"> </text:span></text:p>
      <text:p text:style-name="Text_20_body">The<text:a xlink:type="simple" xlink:href="https://corporatefinanceinstitute.com/resources/accounting/what-is-return-on-equity-roe/" text:style-name="Internet_20_link" text:visited-style-name="Visited_20_Internet_20_Link"> return on equity ratio</text:a> measures how efficiently a company is using its equity to generate profit:</text:p>
      <text:p text:style-name="P2"><text:span text:style-name="Strong_20_Emphasis">Return on equity ratio = Net income / Shareholder’s equity</text:span></text:p>
      <text:p text:style-name="Text_20_body">Learn more about the different profitability ratios in the following video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09:41:58.848031253</meta:creation-date>
    <dc:date>2025-02-14T09:42:47.206131392</dc:date>
    <meta:editing-duration>PT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590" meta:character-count="3763" meta:non-whitespace-character-count="3210"/>
  </office:meta>
</office:document-meta>
</file>